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46583" officeooo:paragraph-rsid="00146583"/>
    </style:style>
    <style:style style:name="P2" style:family="paragraph" style:parent-style-name="Heading_20_3">
      <style:text-properties officeooo:paragraph-rsid="00146583"/>
    </style:style>
    <style:style style:name="P3" style:family="paragraph" style:parent-style-name="Heading_20_5">
      <style:text-properties officeooo:rsid="00147173" officeooo:paragraph-rsid="00147173"/>
    </style:style>
    <style:style style:name="P4" style:family="paragraph" style:parent-style-name="Standard">
      <style:text-properties officeooo:rsid="00146583" officeooo:paragraph-rsid="00146583"/>
    </style:style>
    <style:style style:name="P5" style:family="paragraph" style:parent-style-name="Standard">
      <style:text-properties officeooo:rsid="00147173" officeooo:paragraph-rsid="00147173"/>
    </style:style>
    <style:style style:name="P6" style:family="paragraph" style:parent-style-name="Standard">
      <style:text-properties officeooo:rsid="0014cc19" officeooo:paragraph-rsid="0014cc19"/>
    </style:style>
    <style:style style:name="P7" style:family="paragraph" style:parent-style-name="Standard">
      <style:text-properties officeooo:rsid="00153c73" officeooo:paragraph-rsid="00153c73"/>
    </style:style>
    <style:style style:name="P8" style:family="paragraph" style:parent-style-name="Standard">
      <style:text-properties officeooo:rsid="00161767" officeooo:paragraph-rsid="00161767"/>
    </style:style>
    <style:style style:name="P9" style:family="paragraph" style:parent-style-name="Text_20_body">
      <style:text-properties officeooo:paragraph-rsid="00146583"/>
    </style:style>
    <style:style style:name="P10" style:family="paragraph" style:parent-style-name="Text_20_body">
      <style:text-properties officeooo:rsid="00146583" officeooo:paragraph-rsid="00146583"/>
    </style:style>
    <style:style style:name="P11" style:family="paragraph" style:parent-style-name="Text_20_body">
      <style:text-properties fo:font-weight="bold" officeooo:rsid="00146583" officeooo:paragraph-rsid="00146583" style:font-weight-asian="bold" style:font-weight-complex="bold"/>
    </style:style>
    <style:style style:name="P12" style:family="paragraph" style:parent-style-name="Text_20_body">
      <style:text-properties officeooo:rsid="00147173" officeooo:paragraph-rsid="00147173"/>
    </style:style>
    <style:style style:name="P13" style:family="paragraph" style:parent-style-name="Text_20_body">
      <style:text-properties officeooo:rsid="0014cc19" officeooo:paragraph-rsid="0014cc19"/>
    </style:style>
    <style:style style:name="P14" style:family="paragraph" style:parent-style-name="Text_20_body">
      <style:text-properties officeooo:paragraph-rsid="0014cc19"/>
    </style:style>
    <style:style style:name="T1" style:family="text">
      <style:text-properties officeooo:rsid="00146583"/>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cc19" style:font-weight-asian="normal" style:font-weight-complex="normal"/>
    </style:style>
    <style:style style:name="T6" style:family="text">
      <style:text-properties fo:font-weight="normal" officeooo:rsid="00153c73" style:font-weight-asian="normal" style:font-weight-complex="normal"/>
    </style:style>
    <style:style style:name="T7" style:family="text">
      <style:text-properties fo:font-weight="normal" officeooo:rsid="00161767" style:font-weight-asian="normal" style:font-weight-complex="normal"/>
    </style:style>
    <style:style style:name="T8" style:family="text">
      <style:text-properties officeooo:rsid="00147173"/>
    </style:style>
    <style:style style:name="T9" style:family="text">
      <style:text-properties officeooo:rsid="0014cc19"/>
    </style:style>
    <style:style style:name="T10" style:family="text">
      <style:text-properties officeooo:rsid="001617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ork styleguide</text:h>
      <text:p text:style-name="P4">This is the styleguide for the way Sean Patrick Myrick (@seanpm2001/@seanwallawalla) does Git/GitHub forks. This guide predominantly covers the GitHub style.</text:p>
      <text:p text:style-name="Horizontal_20_Line"/>
      <text:h text:style-name="Heading_20_2" text:outline-level="2">Forking (general)</text:h>
      <text:p text:style-name="P4">This is the guide for general forking information.</text:p>
      <text:h text:style-name="Heading_20_3" text:outline-level="3">Why fork?</text:h>
      <text:p text:style-name="P4">Repositories are forked as they are discovered via the archive rule. Every repository that I come across is forked. Additionally, when an organization is present, all organization repositories are included, and additionally, the source of their forks is also forked, which can lead to a rabbit-hole of organizations being covered.</text:p>
      <text:h text:style-name="Heading_20_3" text:outline-level="3">Name rules</text:h>
      <text:p text:style-name="P4">There are several rules for naming forked repositories.</text:p>
      <text:h text:style-name="Heading_20_4" text:outline-level="4">.github <text:span text:style-name="T1">rule</text:span></text:h>
      <text:p text:style-name="P4">Repositories with only the name `.github` don’t have the underscore rule, they will be named as `username.github`</text:p>
      <text:h text:style-name="Heading_20_4" text:outline-level="4">.github.io <text:span text:style-name="T1">rule</text:span></text:h>
      <text:p text:style-name="P4">Repositories with the `username.github.io` name scheme are not renamed at all. Note that the older `username.github.com` naming scheme does not apply to this rule. See below</text:p>
      <text:h text:style-name="Heading_20_4" text:outline-level="4">.github.com <text:span text:style-name="T1">rule</text:span></text:h>
      <text:p text:style-name="P4">Repositories with the `username.github.com` name scheme are renamed as `username_username.github.com`</text:p>
      <text:h text:style-name="Heading_20_4" text:outline-level="4">.com <text:span text:style-name="T1">rule</text:span></text:h>
      <text:p text:style-name="P4">Repositories with the `username.com` / `name.com` name scheme are renamed as `username_username.com` or `username_name.com`</text:p>
      <text:h text:style-name="Heading_20_4" text:outline-level="4">.net <text:span text:style-name="T1">rule</text:span></text:h>
      <text:p text:style-name="P4">Repositories with the `username.net` / `name.<text:span text:style-name="T8">net</text:span>` name scheme are renamed as `username_username.<text:span text:style-name="T8">net</text:span>` or `username_name.<text:span text:style-name="T8">net</text:span>` <text:span text:style-name="T8">just like .com and .org URLs,</text:span> <text:span text:style-name="T8">unless it is particularly noted that Microsoft Dot NET is in use.</text:span></text:p>
      <text:h text:style-name="Heading_20_4" text:outline-level="4">DotNET <text:span text:style-name="T1">rule</text:span></text:h>
      <text:p text:style-name="P5">If a repository ends in `dotnet` or consists only of `dotnet` the repository is renamed as `username_projectname_dotNET`</text:p>
      <text:h text:style-name="Heading_20_4" text:outline-level="4">Other website repository name <text:span text:style-name="T1">rules</text:span></text:h>
      <text:p text:style-name="P5">There currently aren’t any other website repository name rules.</text:p>
      <text:h text:style-name="Heading_20_4" text:outline-level="4"><text:soft-page-break/>Capitalization <text:span text:style-name="T1">rules</text:span></text:h>
      <text:p text:style-name="P6">These are the rules for capitalizing repository names.</text:p>
      <text:h text:style-name="Heading_20_5" text:outline-level="5">CamelCase and hyphen-case <text:span text:style-name="T1">rules</text:span></text:h>
      <text:p text:style-name="P6">CamelCase is most common in pre-existing names, but hyphen case is used to separate existing words over the usage of an underscore (unless it is in the repository name already, more on this later in the document)</text:p>
      <text:h text:style-name="Heading_20_5" text:outline-level="5">MacOS, iOS, and other name <text:span text:style-name="T1">rules</text:span></text:h>
      <text:p text:style-name="P6">MacOS, iOS and some other names have special capitalization rules</text:p>
      <text:p text:style-name="P6">macos → MacOS</text:p>
      <text:p text:style-name="P6">ios → iOS</text:p>
      <text:p text:style-name="P6">ipados → iPadOS</text:p>
      <text:p text:style-name="P6">reactos → ReactOS</text:p>
      <text:p text:style-name="P7">iot → IoT</text:p>
      <text:p text:style-name="P6">No other examples listed.</text:p>
      <text:h text:style-name="Heading_20_5" text:outline-level="5">Capitalize Every Word <text:span text:style-name="T1">rule</text:span></text:h>
      <text:p text:style-name="P6">In forked repository names, every word has its first letter capitalized, with the exception of brand names like iOS and iPadOS </text:p>
      <text:h text:style-name="Heading_20_5" text:outline-level="5">LIBraries <text:span text:style-name="T1">rule</text:span></text:h>
      <text:p text:style-name="P6">The word Libraries is usually capitalized as LIBraries as part of my effort to normalize people to the word LIB meaning library, a form of learning through osmosis.</text:p>
      <text:h text:style-name="P3" text:outline-level="5">Usernames</text:h>
      <text:p text:style-name="P12">I try to enter usernames according to how they are spelled, or how the user says they spelled. They are commonly copy and pasted to prevent errors. If no spelling guide is found, I will either guess, or only capitalize the first letter of the username, or (if it starts with a number or hyphen) capitalize every letter.</text:p>
      <text:h text:style-name="Heading_20_3" text:outline-level="3">Cannot fork rules</text:h>
      <text:p text:style-name="P5">These are the rules for what I cannot fork.</text:p>
      <text:h text:style-name="Heading_20_4" text:outline-level="4">Cannot fork a fork <text:span text:style-name="T1">rule</text:span></text:h>
      <text:p text:style-name="P5">I cannot fork a forked repository, as this comes into conflict with the source repository. If I ever fork and star the source repository, I will be unable to fork any of its forks. So when repositories are came across are merely forks, I try to go for the source only. In some cases, if I find the repository significant enough, I will clone the repository as a source repository to my account, with the same forked repository name rules.</text:p>
      <text:h text:style-name="Heading_20_4" text:outline-level="4">Cannot fork an empty repository <text:span text:style-name="T1">rule</text:span></text:h>
      <text:p text:style-name="P5">I cannot fork empty repositories, as GitHub doesn’t allow it. If I was able to, empty repositories would still be forked, as there is a repository name involved. Empty repositories are usually just logged as empty.</text:p>
      <text:h text:style-name="Heading_20_4" text:outline-level="4">Cannot easily fork an archived repository, <text:span text:style-name="T1">but </text:span>still done <text:span text:style-name="T1">rule</text:span></text:h>
      <text:p text:style-name="P5">I am unable to easily fork archived repositories, but I still do so. Usually, I would just go to create a new file, and have the fork created this way. Since you can’t do that in an archived repository, I instead press the fork button, turn off “Copy the master branch only” and then continue the fork process.</text:p>
      <text:h text:style-name="Heading_20_3" text:outline-level="3"><text:soft-page-break/>Don't copy the master branch only</text:h>
      <text:p text:style-name="P5">GitHub has an option to copy only the master branch. After how many times I have deselected this, and for the 14+ years this wasn’t a thing, it should register that I don’t want to copy only the master/main branch.</text:p>
      <text:h text:style-name="Heading_20_3" text:outline-level="3">When GitHub deletes users who were forked from, classic times (stays a forked repository) and modern times (turned into source repository)</text:h>
      <text:p text:style-name="P14"><text:span text:style-name="T9">In the classic GitHub times (before 2022) when GitHub deletes a user who you forked a repository from, you could still give credit to the user, because it would still show where you forked it from, even though this would be a dead link, it was still very helpful. Unfortunately, in 2022, this ability was removed, and now forked repositories are converted to source repositories when a user is deleted.</text:span></text:p>
      <text:h text:style-name="Heading_20_3" text:outline-level="3">Star and watch</text:h>
      <text:p text:style-name="P5">All repositories that are forked are also starred and subscribed to (watched) I try to star and fork on the same day, so that when I come across the repository later, I will know it has been forked. This forking rule hasn’t always been present, and I commonly have to go back and fork repositories that were starred, but not forked. In my star notes, a comment is added: `//// ALREADY STARRED` and in my fork notes, this comment is added: `///// BUT NOT FORKED UNTIL TODAY`</text:p>
      <text:h text:style-name="Heading_20_3" text:outline-level="3">Almost all forks are unmodified</text:h>
      <text:p text:style-name="P5">Almost all forks I create are never modified. There are rare cases in which I will work on a fork and submit a pull request/keep working on my fork, but this happens less than 0.1% of the time.</text:p>
      <text:h text:style-name="Heading_20_3" text:outline-level="3">&lt;username&gt;_&lt;repository-name&gt;</text:h>
      <text:p text:style-name="P6">I use underscores to distinguish a username from a repository name. The standard name format is `&lt;username&gt;_&lt;repository-name&gt;`</text:p>
      <text:h text:style-name="Heading_20_3" text:outline-level="3">Underscore problem (when they are in the original name)</text:h>
      <text:p text:style-name="P6">As said above, I use underscores for distinguishing names. Unfortunately, some repositories already use underscores in their names, so I have to include existing underscores. To continue distinguishing, just remember that everything after the first underscore is the repository name.</text:p>
      <text:h text:style-name="Heading_20_3" text:outline-level="3">License disagreements</text:h>
      <text:p text:style-name="P6">I fork repositories regardless of license, even if it is with a license I have strong disagreements with (such as the Apache license) I prefer the GPL3, GPL2, and Vim licenses, but exceptions had to be made to fit with the archive rule.</text:p>
      <text:h text:style-name="Heading_20_3" text:outline-level="3">When to clone</text:h>
      <text:p text:style-name="P6">Repositories are only cloned when a fork is notable enough to be separated, and when the source cannot be found.</text:p>
      <text:h text:style-name="Heading_20_3" text:outline-level="3">Google, Amazon, and other enemy forks</text:h>
      <text:p text:style-name="P6">I commonly fork the repositories of my enemies (Google, Amazon, Facebook, etc.) it does not mean that I support them. It is just part of the archive process.</text:p>
      <text:h text:style-name="Heading_20_3" text:outline-level="3"><text:soft-page-break/>Template repositories</text:h>
      <text:p text:style-name="P6">Template repositories are forked, and their status as a template is not disabled.</text:p>
      <text:h text:style-name="Heading_20_3" text:outline-level="3">DCO signoff</text:h>
      <text:p text:style-name="P6">Repositories with a DCO signoff rule are still forked, and this rule isn’t disabled.</text:p>
      <text:h text:style-name="Heading_20_3" text:outline-level="3">LFS objects</text:h>
      <text:p text:style-name="P6">Repositories with LFS objects are still forked.</text:p>
      <text:h text:style-name="Heading_20_3" text:outline-level="3">Mirrors</text:h>
      <text:p text:style-name="P6">I fork mirrored repositories when they are in my queue.</text:p>
      <text:h text:style-name="Heading_20_3" text:outline-level="3">Dead links</text:h>
      <text:p text:style-name="P6">When dead links are found, they are added to a dead link list.</text:p>
      <text:h text:style-name="Heading_20_3" text:outline-level="3">Taking inspiration and learning</text:h>
      <text:p text:style-name="P6">When doing the forking process daily, I take inspiration from the repositories I fork, and learn things from them.</text:p>
      <text:h text:style-name="Heading_20_3" text:outline-level="3">As a warm-up <text:span text:style-name="T9">exercise</text:span></text:h>
      <text:p text:style-name="P13">The forks are commonly done as a daily warm-up exercise before I get to my actual work. It is a routine, and part of my work, but it still helps me get going.</text:p>
      <text:h text:style-name="Heading_20_3" text:outline-level="3">GitHub static content dying</text:h>
      <text:p text:style-name="P6">GitHub static content dies over time, but unfortunately, I don’t have the time to save it.</text:p>
      <text:h text:style-name="Heading_20_3" text:outline-level="3">Leaving in spelling errors (it isn't my job to fix them)</text:h>
      <text:p text:style-name="P6">I leave in spelling errors in the names of forked repositories for preservation purposes. It isn’t my job to fix them, but nonetheless, errors are kept.</text:p>
      <text:h text:style-name="Heading_20_3" text:outline-level="3">Rate of forking</text:h>
      <text:p text:style-name="P6">My rate of forking has become consistent since some time in 2021 or 2022. I try to create 25 repositories per day, so usually 17 to 25 forks are created (so there is room for 0-8 source repositories) Starting 2023, September 10<text:span text:style-name="T2">th</text:span>, I have been creating 100 repositories per day, meaning I create 92 to 100 forks per day (with room for an additional 0-8 source repositories)</text:p>
      <text:h text:style-name="Heading_20_3" text:outline-level="3">GitHub no longer counts forks as commits (2023.09.19)</text:h>
      <text:p text:style-name="P6">As of 2023, September 19<text:span text:style-name="T2">th</text:span>, GitHub stopped counting my forks as commits per day on the commit calendar. I feel this was due to the huge increase in daily forks.</text:p>
      <text:p text:style-name="Horizontal_20_Line"/>
      <text:h text:style-name="Heading_20_2" text:outline-level="2">Forking to Seanpm2001</text:h>
      <text:p text:style-name="P8">These are my rules for forking repositories to the @seanpm2001 GitHub account.</text:p>
      <text:h text:style-name="Heading_20_3" text:outline-level="3"><text:soft-page-break/>Logging forks into data files</text:h>
      <text:p text:style-name="Standard"/>
      <text:h text:style-name="Heading_20_3" text:outline-level="3">Gathering forks</text:h>
      <text:p text:style-name="Standard"/>
      <text:h text:style-name="Heading_20_3" text:outline-level="3">Exceptions for what to fork</text:h>
      <text:p text:style-name="Standard"/>
      <text:h text:style-name="Heading_20_3" text:outline-level="3">Fork gather tunneling and rabbitholes</text:h>
      <text:p text:style-name="Standard"/>
      <text:h text:style-name="Heading_20_3" text:outline-level="3">Following users before forking</text:h>
      <text:p text:style-name="Standard"/>
      <text:h text:style-name="Heading_20_3" text:outline-level="3">Organization fork process</text:h>
      <text:p text:style-name="Standard"/>
      <text:h text:style-name="Heading_20_3" text:outline-level="3">Going back to fork starred repositories</text:h>
      <text:p text:style-name="Standard"/>
      <text:h text:style-name="Heading_20_3" text:outline-level="3">Prioritizing forks of already-starred, but not forked repositories</text:h>
      <text:p text:style-name="Standard"/>
      <text:h text:style-name="Heading_20_3" text:outline-level="3">Prioritizing forks of already-forked (by one of my former organizations) but not forked by my main account repositories</text:h>
      <text:p text:style-name="Standard"/>
      <text:h text:style-name="Heading_20_3" text:outline-level="3">When forks are modified</text:h>
      <text:p text:style-name="Standard"/>
      <text:p text:style-name="Horizontal_20_Line"/>
      <text:h text:style-name="Heading_20_2" text:outline-level="2">Forking to SeanWallaWalla</text:h>
      <text:p text:style-name="P8">These are my rules for forking repositories to the @seanwallawalla GitHub account.</text:p>
      <text:h text:style-name="Heading_20_3" text:outline-level="3">Keep the name the same</text:h>
      <text:p text:style-name="Standard"/>
      <text:h text:style-name="Heading_20_3" text:outline-level="3">Fork once a day</text:h>
      <text:p text:style-name="Standard"/>
      <text:h text:style-name="Heading_20_3" text:outline-level="3">How forks were previously logged into data files</text:h>
      <text:p text:style-name="Standard"/>
      <text:h text:style-name="Heading_20_3" text:outline-level="3"><text:soft-page-break/>How forks are now logged into data files</text:h>
      <text:p text:style-name="Standard"/>
      <text:h text:style-name="Heading_20_3" text:outline-level="3">Holding off forks for vacation times</text:h>
      <text:p text:style-name="Standard"/>
      <text:h text:style-name="Heading_20_3" text:outline-level="3">Forking non-Seanpm2001 repositories</text:h>
      <text:p text:style-name="Standard"/>
      <text:h text:style-name="Heading_20_3" text:outline-level="3">Going back to fork once-private repositories</text:h>
      <text:p text:style-name="Standard"/>
      <text:h text:style-name="P2" text:outline-level="3">Why fork Seanpm2001 repositories</text:h>
      <text:p text:style-name="P9"/>
      <text:p text:style-name="Horizontal_20_Line"/>
      <text:h text:style-name="P1" text:outline-level="1">File info</text:h>
      <text:p text:style-name="P10"><text:span text:style-name="T3">File version:</text:span> 1 (2023, Saturday, September 23<text:span text:style-name="T2">rd</text:span> at 1:<text:span text:style-name="T9">5</text:span><text:span text:style-name="T10">7</text:span> pm PST)</text:p>
      <text:p text:style-name="P11">Page count:<text:span text:style-name="T4"> </text:span><text:span text:style-name="T5">6</text:span></text:p>
      <text:p text:style-name="P11">Word count:<text:span text:style-name="T4"> </text:span><text:span text:style-name="T5">1,5</text:span><text:span text:style-name="T7">30</text:span></text:p>
      <text:p text:style-name="P11">Character count:<text:span text:style-name="T4"> </text:span><text:span text:style-name="T5">9,</text:span><text:span text:style-name="T7">182</text:span></text:p>
      <text:p text:style-name="Horizontal_20_Lin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13:19:35.527825601</meta:creation-date>
    <dc:date>2023-09-23T13:57:44.201581989</dc:date>
    <meta:editing-duration>PT17M6S</meta:editing-duration>
    <meta:editing-cycles>3</meta:editing-cycles>
    <meta:generator>LibreOffice/7.3.2.2$Linux_X86_64 LibreOffice_project/30$Build-2</meta:generator>
    <meta:document-statistic meta:table-count="0" meta:image-count="0" meta:object-count="0" meta:page-count="6" meta:paragraph-count="115" meta:word-count="1530" meta:character-count="9182" meta:non-whitespace-character-count="7766"/>
  </office:meta>
</office:document-meta>
</file>